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overslip hole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string" calcext:value-type="string">
            <text:p>Distance from short edge</text:p>
          </table:table-cell>
          <table:table-cell table:formula="of:=0.5*(75-[.C3])" office:value-type="float" office:value="26.4" calcext:value-type="float">
            <text:p>26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from long edge</text:p>
          </table:table-cell>
          <table:table-cell table:formula="of:=0.5*(25-[.C3])"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cket length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from short edge</text:p>
          </table:table-cell>
          <table:table-cell table:formula="of:=0.5*(75-[.C7])"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cket dep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from long edge</text:p>
          </table:table-cell>
          <table:table-cell table:formula="of:=2.4" office:value-type="float" office:value="2.4" calcext:value-type="float">
            <text:p>2.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0:32:53.845994809</meta:creation-date>
    <dc:date>2021-08-11T12:32:15.364472914</dc:date>
    <meta:editing-duration>PT59M1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